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pitch="fixed"/>
    <style:font-face style:name="Lucida Console1" svg:font-family="'Lucida Console'" style:font-family-generic="modern" style:font-pitch="fixed"/>
    <style:font-face style:name="Quicksand" svg:font-family="Quicksand" style:font-pitch="variable"/>
    <style:font-face style:name="Liberation Serif" svg:font-family="'Liberation Serif'" style:font-family-generic="roman" style:font-pitch="variable"/>
    <style:font-face style:name="Comfortaa" svg:font-family="Comforta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anelText">
      <style:text-properties officeooo:rsid="0035dbcd" officeooo:paragraph-rsid="0035dbcd"/>
    </style:style>
    <style:style style:name="P2" style:family="paragraph" style:parent-style-name="panelText">
      <style:text-properties officeooo:paragraph-rsid="0036bfd0"/>
    </style:style>
    <style:style style:name="P3" style:family="paragraph" style:parent-style-name="panelText">
      <style:text-properties officeooo:rsid="0036bfd0" officeooo:paragraph-rsid="0036bfd0"/>
    </style:style>
    <style:style style:name="P4" style:family="paragraph" style:parent-style-name="panelText">
      <style:text-properties officeooo:rsid="0038af77" officeooo:paragraph-rsid="0038fcf7"/>
    </style:style>
    <style:style style:name="P5" style:family="paragraph" style:parent-style-name="panelText">
      <style:text-properties officeooo:rsid="0038fcf7" officeooo:paragraph-rsid="0038fcf7"/>
    </style:style>
    <style:style style:name="T1" style:family="text">
      <style:text-properties style:font-name="Lucida Console1"/>
    </style:style>
    <style:style style:name="T2" style:family="text">
      <style:text-properties style:font-name="Lucida Console1" officeooo:rsid="0033f486"/>
    </style:style>
    <style:style style:name="T3" style:family="text">
      <style:text-properties style:font-name="Lucida Console1" officeooo:rsid="0035dbcd"/>
    </style:style>
    <style:style style:name="T4" style:family="text">
      <style:text-properties style:font-name="Lucida Console1" officeooo:rsid="0036bfd0"/>
    </style:style>
    <style:style style:name="T5" style:family="text">
      <style:text-properties style:font-name="Lucida Console1" officeooo:rsid="0038fcf7"/>
    </style:style>
    <style:style style:name="T6" style:family="text">
      <style:text-properties style:font-name="Lucida Console"/>
    </style:style>
    <style:style style:name="T7" style:family="text">
      <style:text-properties officeooo:rsid="0033f486"/>
    </style:style>
    <style:style style:name="T8" style:family="text">
      <style:text-properties officeooo:rsid="0036bf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nelText">Freefall <text:span text:style-name="T8">reminds us that coordinates are arbitrary</text:span>. One selects what system fits the task at hand.</text:p>
      <text:p text:style-name="panelText">You might experience this as a kind of end-for-end tumble from impression to impression.</text:p>
      <text:p text:style-name="panelText">Each moment a fulcrum, the cosmos poised <text:span text:style-name="T7">on it</text:span>, pivoting.</text:p>
      <text:p text:style-name="panelText">Above red rock, wide, sand-scrubbed plains, and shallow crater-seas recall<text:span text:style-name="T7">ed</text:span> as intimately as lovers' faces, Z<text:span text:style-name="T6">ö</text:span><text:span text:style-name="T1">e feels it, too.</text:span></text:p>
      <text:p text:style-name="P2"><text:span text:style-name="T1">Trades </text:span><text:span text:style-name="T3">below</text:span><text:span text:style-name="T1"> for </text:span><text:span text:style-name="T3">above</text:span><text:span text:style-name="T1"> or, finally, beside; her mind swings and her senses oblige</text:span><text:span text:style-name="T2">, stitching datum to datum, plotting.</text:span></text:p>
      <text:p text:style-name="P2"><text:span text:style-name="T2">Re-plotting.</text:span></text:p>
      <text:p text:style-name="P1"><text:span text:style-name="T2">C</text:span><text:span text:style-name="T1">ontextualizing the planet, the salvaged ship, herself, into relationships, testing these.</text:span></text:p>
      <text:p text:style-name="P1"><text:span text:style-name="T1">The world as ground, then as ruddy-gold </text:span><text:span text:style-name="T4">marble,</text:span><text:span text:style-name="T1"> drawing her </text:span><text:span text:style-name="T4">up</text:span><text:span text:style-name="T1">. Then as dance partner, silent and immense. Settling there, organized along the ship's long ax</text:span><text:span text:style-name="T4">e</text:span><text:span text:style-name="T1">s. </text:span></text:p>
      <text:p text:style-name="P1"><text:span text:style-name="T1">This is where she works.</text:span></text:p>
      <text:p text:style-name="P3"><text:span text:style-name="T1">Vapor gathers at her fingers like the veil that gathers on her world and she catches herself against the glass,</text:span></text:p>
      <text:p text:style-name="P3"><text:span text:style-name="T1">pushing off,</text:span></text:p>
      <text:p text:style-name="P3"><text:span text:style-name="T1">a hundred little things drawing her away.</text:span></text:p>
      <text:p text:style-name="P4"><text:span text:style-name="T1">Passing a bank of translucent screens, status readouts, all politely green, all blinking appropriately.</text:span></text:p>
      <text:p text:style-name="P4"><text:span text:style-name="T1">It helps, she's found, not to spend too much time on ephemerides. </text:span></text:p>
      <text:p text:style-name="P4"><text:span text:style-name="T1">Concentrate on </text:span><text:span text:style-name="T5">essential</text:span><text:span text:style-name="T1">s, gestalt the rest. If she </text:span><text:span text:style-name="T5">must</text:span><text:span text:style-name="T1"> interrogate a datum more closely, she can poll the instrument</text:span><text:span text:style-name="T5">s</text:span><text:span text:style-name="T1"> </text:span><text:span text:style-name="T5">herself.</text:span></text:p>
      <text:p text:style-name="P5"><text:span text:style-name="T1">Altitude, attitude, carrier signal from Terminal (just now breaching that vertical horizon on its carbon-fibre thread), as expected.</text:span></text:p>
      <text:p text:style-name="P5"><text:span text:style-name="T1">Z</text:span><text:span text:style-name="T6">ö</text:span><text:span text:style-name="T1">e continues, ninety-seven little things yet to atte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ucida Console" svg:font-family="'Lucida Console'" style:font-pitch="fixed"/>
    <style:font-face style:name="Lucida Console1" svg:font-family="'Lucida Console'" style:font-family-generic="modern" style:font-pitch="fixed"/>
    <style:font-face style:name="Quicksand" svg:font-family="Quicksand" style:font-pitch="variable"/>
    <style:font-face style:name="Liberation Serif" svg:font-family="'Liberation Serif'" style:font-family-generic="roman" style:font-pitch="variable"/>
    <style:font-face style:name="Comfortaa" svg:font-family="Comforta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anelText" style:family="paragraph" style:parent-style-name="Standard" style:class="text">
      <style:paragraph-properties fo:margin-left="1in" fo:margin-right="1.1252in" fo:margin-top="0in" fo:margin-bottom="0.1201in" loext:contextual-spacing="false" fo:text-indent="-0.5in" style:auto-text-indent="false"/>
      <style:text-properties style:font-name="Lucida Console1" fo:font-family="'Lucida Console'" style:font-family-generic="modern" style:font-pitch="fixed" fo:font-size="12pt" fo:font-weight="normal" officeooo:rsid="001eeb99" style:font-size-asian="12pt" style:font-weight-asian="normal" style:font-size-complex="12pt" style:font-weight-complex="normal"/>
    </style:style>
    <style:style style:name="description" style:family="paragraph" style:parent-style-name="panelText" style:class="text">
      <style:paragraph-properties fo:margin-left="0in" fo:margin-right="0in" fo:text-indent="0in" style:auto-text-indent="false"/>
      <style:text-properties style:font-name="Lucida Console1" fo:font-family="'Lucida Console'" style:font-family-generic="modern" style:font-pitch="fixed" fo:font-size="12pt" officeooo:rsid="00267bf0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5:46:58.432000000</meta:creation-date>
    <dc:date>2014-10-20T13:37:59.282000000</dc:date>
    <meta:editing-duration>PT2H4M23S</meta:editing-duration>
    <meta:editing-cycles>19</meta:editing-cycles>
    <meta:generator>LibreOffice/4.3.1.2$Windows_x86 LibreOffice_project/958349dc3b25111dbca392fbc281a05559ef6848</meta:generator>
    <dc:creator>Cameron Gayford</dc:creator>
    <meta:document-statistic meta:table-count="0" meta:image-count="0" meta:object-count="0" meta:page-count="1" meta:paragraph-count="17" meta:word-count="222" meta:character-count="1424" meta:non-whitespace-character-count="1217"/>
  </office:meta>
</office:document-meta>
</file>